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pitch="fixed"/>
    <style:font-face style:name="LMTypewriterVarWd10" svg:font-family="LMTypewriterVarWd10" style:font-family-generic="modern" style:font-pitch="variable"/>
    <style:font-face style:name="Bitstream Charter" svg:font-family="'Bitstream Charter'"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au2" style:family="table">
      <style:table-properties style:width="17.896cm" fo:margin-left="0cm" fo:margin-right="0cm" table:align="margins"/>
    </style:style>
    <style:style style:name="Tableau2.A" style:family="table-column">
      <style:table-column-properties style:column-width="1.85cm" style:rel-column-width="996*"/>
    </style:style>
    <style:style style:name="Tableau2.B" style:family="table-column">
      <style:table-column-properties style:column-width="16.046cm" style:rel-column-width="8641*"/>
    </style:style>
    <style:style style:name="Tableau2.1" style:family="table-row">
      <style:table-row-properties style:min-row-height="2.212cm"/>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Tableau2.2" style:family="table-row">
      <style:table-row-properties style:min-row-height="3.226cm"/>
    </style:style>
    <style:style style:name="Tableau2.3" style:family="table-row">
      <style:table-row-properties style:min-row-height="1.577cm"/>
    </style:style>
    <style:style style:name="Tableau2.A3" style:family="table-cell">
      <style:table-cell-properties style:vertical-align="" fo:padding="0.097cm" fo:border="none"/>
    </style:style>
    <style:style style:name="Tableau2.A9" style:family="table-cell" style:data-style-name="N0">
      <style:table-cell-properties style:vertical-align="" fo:padding="0.097cm" fo:border="none"/>
    </style:style>
    <style:style style:name="Table1" style:family="table">
      <style:table-properties style:width="15.854cm" table:align="margins"/>
    </style:style>
    <style:style style:name="Table1.A" style:family="table-column">
      <style:table-column-properties style:column-width="15.854cm" style:rel-column-width="65535*"/>
    </style:style>
    <style:style style:name="Table1.A1" style:family="table-cell">
      <style:table-cell-properties fo:padding="0.097cm" fo:border-left="0.002cm solid #333333" fo:border-right="none" fo:border-top="none" fo:border-bottom="none"/>
    </style:style>
    <style:style style:name="Table2" style:family="table">
      <style:table-properties style:width="15.854cm" table:align="margins"/>
    </style:style>
    <style:style style:name="Table2.A" style:family="table-column">
      <style:table-column-properties style:column-width="15.854cm" style:rel-column-width="8988*"/>
    </style:style>
    <style:style style:name="Table2.A1" style:family="table-cell">
      <style:table-cell-properties fo:padding="0.097cm" fo:border-left="0.002cm solid #333333" fo:border-right="none" fo:border-top="none" fo:border-bottom="none"/>
    </style:style>
    <style:style style:name="Table3" style:family="table">
      <style:table-properties style:width="15.854cm" table:align="margins"/>
    </style:style>
    <style:style style:name="Table3.A" style:family="table-column">
      <style:table-column-properties style:column-width="15.854cm" style:rel-column-width="65535*"/>
    </style:style>
    <style:style style:name="Table3.A1" style:family="table-cell">
      <style:table-cell-properties fo:padding="0.097cm" fo:border-left="0.002cm solid #000000" fo:border-right="none" fo:border-top="none" fo:border-bottom="none"/>
    </style:style>
    <style:style style:name="Table4" style:family="table">
      <style:table-properties style:width="15.854cm" table:align="margins"/>
    </style:style>
    <style:style style:name="Table4.A" style:family="table-column">
      <style:table-column-properties style:column-width="15.854cm" style:rel-column-width="65535*"/>
    </style:style>
    <style:style style:name="Table4.A1" style:family="table-cell">
      <style:table-cell-properties fo:padding="0.097cm" fo:border-left="0.002cm solid #333333" fo:border-right="none" fo:border-top="none" fo:border-bottom="none"/>
    </style:style>
    <style:style style:name="Table5" style:family="table">
      <style:table-properties style:width="15.854cm" table:align="margins"/>
    </style:style>
    <style:style style:name="Table5.A" style:family="table-column">
      <style:table-column-properties style:column-width="15.854cm" style:rel-column-width="65535*"/>
    </style:style>
    <style:style style:name="Table5.A1" style:family="table-cell">
      <style:table-cell-properties fo:padding="0.097cm" fo:border-left="0.002cm solid #333333" fo:border-right="none" fo:border-top="none" fo:border-bottom="none"/>
    </style:style>
    <style:style style:name="Table6" style:family="table">
      <style:table-properties style:width="15.854cm" table:align="margins"/>
    </style:style>
    <style:style style:name="Table6.A" style:family="table-column">
      <style:table-column-properties style:column-width="15.854cm" style:rel-column-width="65535*"/>
    </style:style>
    <style:style style:name="Table6.A1" style:family="table-cell">
      <style:table-cell-properties fo:padding="0.097cm" fo:border-left="0.002cm solid #333333" fo:border-right="none" fo:border-top="none" fo:border-bottom="none"/>
    </style:style>
    <style:style style:name="Table7" style:family="table">
      <style:table-properties style:width="15.854cm" table:align="margins"/>
    </style:style>
    <style:style style:name="Table7.A" style:family="table-column">
      <style:table-column-properties style:column-width="15.854cm" style:rel-column-width="65535*"/>
    </style:style>
    <style:style style:name="Table7.A1" style:family="table-cell">
      <style:table-cell-properties fo:padding="0.097cm" fo:border-left="0.002cm solid #333333" fo:border-right="none" fo:border-top="none" fo:border-bottom="none"/>
    </style:style>
    <style:style style:name="Table8" style:family="table">
      <style:table-properties style:width="15.854cm" table:align="margins"/>
    </style:style>
    <style:style style:name="Table8.A" style:family="table-column">
      <style:table-column-properties style:column-width="15.854cm" style:rel-column-width="65535*"/>
    </style:style>
    <style:style style:name="Table8.A1" style:family="table-cell">
      <style:table-cell-properties fo:padding="0.097cm" fo:border-left="0.002cm solid #333333" fo:border-right="none" fo:border-top="none" fo:border-bottom="none"/>
    </style:style>
    <style:style style:name="Table9" style:family="table">
      <style:table-properties style:width="15.854cm" table:align="margins"/>
    </style:style>
    <style:style style:name="Table9.A" style:family="table-column">
      <style:table-column-properties style:column-width="15.854cm" style:rel-column-width="65535*"/>
    </style:style>
    <style:style style:name="Table9.A1" style:family="table-cell">
      <style:table-cell-properties fo:padding="0.097cm" fo:border-left="0.002cm solid #333333" fo:border-right="none" fo:border-top="none" fo:border-bottom="none"/>
    </style:style>
    <style:style style:name="P1" style:family="paragraph" style:parent-style-name="Standard">
      <style:text-properties style:font-name="Bitstream Charter" fo:font-size="12pt" fo:font-style="normal" fo:font-weight="bold" style:font-size-asian="12pt" style:font-style-asian="normal" style:font-weight-asian="bold" style:font-size-complex="12pt" style:font-style-complex="normal" style:font-weight-complex="bold"/>
    </style:style>
    <style:style style:name="P2" style:family="paragraph" style:parent-style-name="Standard">
      <style:text-properties style:font-name="Bitstream Charter" fo:font-size="11pt" fo:font-style="italic" style:font-size-asian="11pt" style:font-style-asian="italic" style:font-size-complex="11pt" style:font-style-complex="italic"/>
    </style:style>
    <style:style style:name="P3" style:family="paragraph" style:parent-style-name="Standard">
      <style:text-properties style:font-name="Bitstream Charter" fo:font-size="11pt" fo:font-style="italic" fo:font-weight="normal" style:font-size-asian="11pt" style:font-style-asian="italic" style:font-weight-asian="normal" style:font-size-complex="11pt" style:font-style-complex="italic" style:font-weight-complex="normal"/>
    </style:style>
    <style:style style:name="P4" style:family="paragraph" style:parent-style-name="Standard">
      <style:text-properties style:font-name="Bitstream Charter" fo:font-size="11pt" fo:font-style="normal" fo:font-weight="bold" style:font-size-asian="11pt" style:font-style-asian="normal" style:font-weight-asian="bold" style:font-size-complex="11pt" style:font-style-complex="normal" style:font-weight-complex="bold"/>
    </style:style>
    <style:style style:name="P5" style:family="paragraph" style:parent-style-name="Standard">
      <style:text-properties fo:font-variant="normal" fo:text-transform="none" style:font-name="Bitstream Charter" fo:font-size="11pt" fo:font-style="italic" fo:font-weight="normal" style:font-size-asian="11pt" style:font-style-asian="italic" style:font-weight-asian="normal" style:font-size-complex="11pt" style:font-style-complex="italic" style:font-weight-complex="normal"/>
    </style:style>
    <style:style style:name="P6" style:family="paragraph" style:parent-style-name="Réussite">
      <style:paragraph-properties fo:margin-left="0cm" fo:margin-right="0.432cm" fo:text-align="center" style:justify-single-word="false" fo:text-indent="0cm" style:auto-text-indent="false" style:snap-to-layout-grid="false">
        <style:tab-stops>
          <style:tab-stop style:position="5.239cm"/>
        </style:tab-stops>
      </style:paragraph-properties>
      <style:text-properties fo:font-variant="normal" fo:text-transform="none" style:font-name="LMTypewriterVarWd10" fo:font-size="10pt" style:font-size-asian="10pt" style:font-size-complex="10pt"/>
    </style:style>
    <style:style style:name="T1" style:family="text">
      <style:text-properties fo:font-size="10pt" style:font-size-asian="10pt" style:font-size-complex="10pt"/>
    </style:style>
    <style:style style:name="T2" style:family="text">
      <style:text-properties style:font-name="Bitstream Charter"/>
    </style:style>
    <style:style style:name="T3" style:family="text">
      <style:text-properties style:font-name="Bitstream Charter" fo:font-size="12pt" fo:font-style="normal" fo:font-weight="bold" style:font-size-asian="12pt" style:font-style-asian="normal" style:font-weight-asian="bold" style:font-size-complex="12pt" style:font-style-complex="normal" style:font-weight-complex="bold"/>
    </style:style>
    <style:style style:name="T4" style:family="text">
      <style:text-properties style:font-name="Bitstream Charter" fo:font-size="11pt" fo:font-style="italic" fo:font-weight="normal" style:font-size-asian="11pt" style:font-style-asian="italic" style:font-weight-asian="normal" style:font-size-complex="11pt" style:font-style-complex="italic" style:font-weight-complex="normal"/>
    </style:style>
    <style:style style:name="T5" style:family="text">
      <style:text-properties style:font-name="Bitstream Charter" fo:font-size="11pt" fo:font-style="italic" style:font-size-asian="11pt" style:font-style-asian="italic" style:font-size-complex="11pt" style:font-style-complex="italic"/>
    </style:style>
    <style:style style:name="T6" style:family="text">
      <style:text-properties fo:color="#0000ff" style:font-name="Courier 10 Pitch" fo:font-size="10pt" fo:font-style="italic" fo:font-weight="normal" style:font-size-asian="10pt" style:font-style-asian="italic" style:font-weight-asian="normal" style:font-size-complex="10pt" style:font-style-complex="italic"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variant="small-caps" fo:font-size="11pt" fo:font-style="normal" fo:font-weight="normal" style:font-size-asian="11pt" style:font-style-asian="normal" style:font-weight-asian="normal" style:font-size-complex="11pt" style:font-style-complex="normal" style:font-weight-complex="normal"/>
    </style:style>
    <style:style style:name="T10" style:family="text">
      <style:text-properties fo:font-variant="small-caps" style:font-name="Bitstream Charter" fo:font-size="11pt" fo:font-style="normal" fo:font-weight="normal" style:font-size-asian="11pt" style:font-style-asian="normal" style:font-weight-asian="normal" style:font-size-complex="11pt" style:font-style-complex="normal" style:font-weight-complex="normal"/>
    </style:style>
    <style:style style:name="T11" style:family="text">
      <style:text-properties fo:font-variant="small-caps" style:font-name="Bitstream Charter" fo:font-size="12pt" fo:font-style="normal" fo:font-weight="bold" style:font-size-asian="12pt" style:font-style-asian="normal" style:font-weight-asian="bold" style:font-size-complex="12pt" style:font-style-complex="normal" style:font-weight-complex="bold"/>
    </style:style>
    <style:style style:name="T12" style:family="text">
      <style:text-properties fo:font-variant="normal" fo:text-transform="none"/>
    </style:style>
    <style:style style:name="T13" style:family="text">
      <style:text-properties fo:font-variant="normal" fo:text-transform="none" style:font-name="Bitstream Charter"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fo:font-variant="normal" fo:text-transform="none" style:font-name="Bitstream Charter" fo:font-size="12pt" fo:font-style="normal" fo:font-weight="bold" fo:background-color="transparent" style:font-size-asian="12pt" style:font-style-asian="normal" style:font-weight-asian="bold" style:font-size-complex="12pt" style:font-style-complex="normal" style:font-weight-complex="bold"/>
    </style:style>
    <style:style style:name="T15" style:family="text">
      <style:text-properties fo:font-variant="normal" fo:text-transform="none" fo:font-weight="bold" style:font-weight-asian="bold" style:font-weight-complex="bold"/>
    </style:style>
    <style:style style:name="T16" style:family="text">
      <style:text-properties fo:font-variant="normal" fo:text-transform="none" fo:font-weight="normal" style:font-weight-asian="normal" style:font-weight-complex="normal"/>
    </style:style>
    <style:style style:name="T17" style:family="text">
      <style:text-properties fo:font-style="normal"/>
    </style:style>
    <style:style style:name="T18" style:family="text">
      <style:text-properties fo:font-weight="normal" style:font-weight-asian="normal" style:font-weight-complex="normal"/>
    </style:style>
    <style:style style:name="T19" style:family="text">
      <style:text-properties fo:font-size="12pt"/>
    </style:style>
    <style:style style:name="T20" style:family="text">
      <style:text-properties fo:font-size="12pt" fo:font-style="normal" fo:font-weight="bold" style:font-size-asian="12pt" style:font-style-asian="normal" style:font-weight-asian="bold" style:font-size-complex="12pt" style:font-style-complex="normal" style:font-weight-complex="bold"/>
    </style:style>
    <style:style style:name="T21" style:family="text">
      <style:text-properties style:font-size-asian="12pt"/>
    </style:style>
    <style:style style:name="T22" style:family="text">
      <style:text-properties style:font-style-asian="normal"/>
    </style:style>
    <style:style style:name="T23" style:family="text">
      <style:text-properties style:font-weight-asian="bold"/>
    </style:style>
    <style:style style:name="T24" style:family="text">
      <style:text-properties style:font-size-complex="12pt"/>
    </style:style>
    <style:style style:name="T25" style:family="text">
      <style:text-properties style:font-style-complex="normal"/>
    </style:style>
    <style:style style:name="T26" style:family="text">
      <style:text-propertie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6">Depuis Sept.</text:p>
            <text:p text:style-name="P6"><text:s/>2011</text:p>
          </table:table-cell>
          <table:table-cell table:style-name="Tableau2.B1" office:value-type="string">
            <text:p text:style-name="P1">Ingénieur Expert à INRIA Saclay-IDF, Équipe TAO <text:span text:style-name="T1">(Apprentissage et Optimisation)</text:span></text:p>
            <text:p text:style-name="Standard"><text:span text:style-name="T3">Développement collaboratif au sein du Projet Mash </text:span><text:span text:style-name="T4">(</text:span><text:a xlink:type="simple" xlink:href="http://mash-project.eu/"><text:span text:style-name="T6">http://mash-project.eu/</text:span></text:a><text:span text:style-name="T4">).</text:span></text:p>
            <table:table table:name="Table1" table:style-name="Table1">
              <table:table-column table:style-name="Table1.A"/>
              <table:table-row>
                <table:table-cell table:style-name="Table1.A1" office:value-type="string">
                  <text:p text:style-name="P2">Titre: Expérimentations des heuristiques/planificateurs implémentés.</text:p>
                  <text:p text:style-name="P2">Environnement:Simulateur 3D, bras robot, Mash SDK, C++.</text:p>
                </table:table-cell>
              </table:table-row>
            </table:table>
          </table:table-cell>
        </table:table-row>
        <table:table-row table:style-name="Tableau2.2">
          <table:table-cell table:style-name="Tableau2.A1" office:value-type="string">
            <text:p text:style-name="P6">2011</text:p>
            <text:p text:style-name="P6">- <text:s/></text:p>
            <text:p text:style-name="P6">2009</text:p>
            <text:p text:style-name="P6">(2 ans)</text:p>
          </table:table-cell>
          <table:table-cell table:style-name="Tableau2.B1" office:value-type="string">
            <text:p text:style-name="P1"/>
            <text:p text:style-name="Standard"><text:span text:style-name="T3">Ingénieur en optimisation à INRIA Saclay-IDF, Équipe TAO </text:span>(Apprentissage et Optimisation)</text:p>
            <table:table table:name="Table2" table:style-name="Table2">
              <table:table-column table:style-name="Table2.A"/>
              <table:table-row>
                <table:table-cell table:style-name="Table2.A1" office:value-type="string">
                  <text:p text:style-name="Standard">Titre: <text:span text:style-name="T4">Recherches et expérimentations sur la classe d'algorithmes Monte Carlo Tree Search. </text:span></text:p>
                  <text:p text:style-name="P3">Environnement: C++, grilles de calcul, Octave.</text:p>
                </table:table-cell>
              </table:table-row>
            </table:table>
            <text:p text:style-name="P5"/>
          </table:table-cell>
        </table:table-row>
        <table:table-row table:style-name="Tableau2.3">
          <table:table-cell table:style-name="Tableau2.A3" office:value-type="string">
            <text:p text:style-name="P6">2010</text:p>
            <text:p text:style-name="P6">1 mois</text:p>
          </table:table-cell>
          <table:table-cell table:style-name="Tableau2.B1" office:value-type="string">
            <text:p text:style-name="P1">Chercheur invité, National University of Tainan, Taiwan: </text:p>
            <table:table table:name="Table3" table:style-name="Table3">
              <table:table-column table:style-name="Table3.A"/>
              <table:table-row>
                <table:table-cell table:style-name="Table3.A1" office:value-type="string">
                  <text:p text:style-name="P2">- Intégration de connaissances expertes dans le jeu de Go. </text:p>
                  <text:p text:style-name="P2">- Installation d'un Mini-cluster pour expérimentions MPI.</text:p>
                  <text:p text:style-name="P2">Environnement: grilles de calcul sous Linux, MPI, C++.</text:p>
                </table:table-cell>
              </table:table-row>
            </table:table>
          </table:table-cell>
        </table:table-row>
        <table:table-row>
          <table:table-cell table:style-name="Tableau2.A3" office:value-type="string">
            <text:p text:style-name="P6">2009</text:p>
            <text:p text:style-name="P6">6 mois</text:p>
          </table:table-cell>
          <table:table-cell table:style-name="Tableau2.B1" office:value-type="string">
            <text:p text:style-name="Standard"><text:span text:style-name="T3">Thèse de Master,</text:span> L<text:span text:style-name="T9">aboratoire d'informatique de Paris 6, Équipe Systèmes sur puce, Paris - France</text:span></text:p>
            <table:table table:name="Table4" table:style-name="Table4">
              <table:table-column table:style-name="Table4.A"/>
              <table:table-row>
                <table:table-cell table:style-name="Table4.A1" office:value-type="string">
                  <text:p text:style-name="Standard"><text:span text:style-name="T13">Titre:</text:span> <text:span text:style-name="T5">Raffinement d'abstraction de composants matériels pour la vérification par model checking.</text:span></text:p>
                  <text:p text:style-name="Standard"><text:span text:style-name="T13">Thèmes:</text:span> <text:span text:style-name="T5">vérification formelle, model-checking, SAT solving, logique temporelle.</text:span></text:p>
                </table:table-cell>
              </table:table-row>
            </table:table>
          </table:table-cell>
        </table:table-row>
        <table:table-row>
          <table:table-cell table:style-name="Tableau2.A3" office:value-type="string">
            <text:p text:style-name="P6">2008</text:p>
            <text:p text:style-name="P6">6 mois</text:p>
          </table:table-cell>
          <table:table-cell table:style-name="Tableau2.B1" office:value-type="string">
            <text:p text:style-name="Standard"><text:span text:style-name="T3">Thèse de maîtrise, </text:span><text:span text:style-name="T10">Centre d'enseignement à distance,</text:span> <text:span text:style-name="T9">Faculté des sciences de Bizerte - Tunisie</text:span></text:p>
            <table:table table:name="Table5" table:style-name="Table5">
              <table:table-column table:style-name="Table5.A"/>
              <table:table-row>
                <table:table-cell table:style-name="Table5.A1" office:value-type="string">
                  <text:p text:style-name="Standard"><text:span text:style-name="T13">Titre:</text:span> <text:span text:style-name="T5">Système de gestion de e-learning : approche basée sur les metadonnées formelles pour <text:s/></text:span></text:p>
                  <text:p text:style-name="P2">l'aide à l'apprentissage en ligne. Module intégré dans la plateforme Moodle. </text:p>
                  <text:p text:style-name="Standard"><text:span text:style-name="T13">Thèmes:</text:span> <text:span text:style-name="T5">intelligence artificielle , apprentissage, metadonnées, web sémantique.</text:span></text:p>
                </table:table-cell>
              </table:table-row>
            </table:table>
            <text:p text:style-name="Standard"><text:s/></text:p>
          </table:table-cell>
        </table:table-row>
        <table:table-row>
          <table:table-cell table:style-name="Tableau2.A3" office:value-type="string">
            <text:p text:style-name="P6">2008 <text:s text:c="3"/>1 mois</text:p>
          </table:table-cell>
          <table:table-cell table:style-name="Tableau2.B1" office:value-type="string">
            <text:p text:style-name="Standard"><text:span text:style-name="T14">Formateur en langage C,</text:span><text:span text:style-name="T11"> </text:span><text:span text:style-name="T10">Ecole Lengua-Info, Bizerte – Tunisie</text:span></text:p>
            <table:table table:name="Table6" table:style-name="Table6">
              <table:table-column table:style-name="Table6.A"/>
              <table:table-row>
                <table:table-cell table:style-name="Table6.A1" office:value-type="string">
                  <text:p text:style-name="Standard"><text:span text:style-name="T5">Initiation au langage C.</text:span></text:p>
                </table:table-cell>
              </table:table-row>
            </table:table>
            <text:p text:style-name="Standard"><text:s/></text:p>
          </table:table-cell>
        </table:table-row>
        <table:table-row>
          <table:table-cell table:style-name="Tableau2.A3" office:value-type="string">
            <text:p text:style-name="P6">2007 <text:s text:c="3"/>1 mois</text:p>
          </table:table-cell>
          <table:table-cell table:style-name="Tableau2.B1" office:value-type="string">
            <text:p text:style-name="Standard"><text:span text:style-name="T14">Assistant Stagiaire,</text:span><text:span text:style-name="T11"> Société Tunisienne des Industries de Raffinage, </text:span><text:span text:style-name="T10">Bizerte – Tunisie</text:span></text:p>
            <table:table table:name="Table7" table:style-name="Table7">
              <table:table-column table:style-name="Table7.A"/>
              <table:table-row>
                <table:table-cell table:style-name="Table7.A1" office:value-type="string">
                  <text:p text:style-name="Standard"><text:span text:style-name="T5">Titre: Développement d'une application de gestion de parc informatique dans le domaine de procédures de régulation et d'instrumentation.</text:span></text:p>
                  <text:p text:style-name="Standard"><text:span text:style-name="T5">Environnement: Oracle Database.</text:span></text:p>
                </table:table-cell>
              </table:table-row>
            </table:table>
            <text:p text:style-name="Standard"><text:s/></text:p>
          </table:table-cell>
        </table:table-row>
        <table:table-row>
          <table:table-cell table:style-name="Tableau2.A3" office:value-type="string">
            <text:p text:style-name="P6">2007</text:p>
            <text:p text:style-name="P6">1 mois</text:p>
          </table:table-cell>
          <table:table-cell table:style-name="Tableau2.B1" office:value-type="string">
            <text:p text:style-name="Standard"><text:span text:style-name="T14">Projet d'études,</text:span><text:span text:style-name="T11"> Université de Carthage, </text:span><text:span text:style-name="T10">Bizerte – Tunisie</text:span></text:p>
            <table:table table:name="Table8" table:style-name="Table8">
              <table:table-column table:style-name="Table8.A"/>
              <table:table-row>
                <table:table-cell table:style-name="Table8.A1" office:value-type="string">
                  <text:p text:style-name="P2"><text:span text:style-name="T15">Titre: </text:span><text:span text:style-name="T12">Développement d'un distributeur automatique de Banque.</text:span></text:p>
                  <text:p text:style-name="P2">Environnement: Conception avec<text:span text:style-name="T18"> </text:span><text:span text:style-name="T16">Visual Paradigm (UML) et implementation en C++</text:span><text:span text:style-name="T18">.</text:span></text:p>
                </table:table-cell>
              </table:table-row>
            </table:table>
            <text:p text:style-name="Standard"><text:s/></text:p>
          </table:table-cell>
        </table:table-row>
        <table:table-row>
          <table:table-cell table:style-name="Tableau2.A9" office:value-type="float" office:value="2010">
            <text:p text:style-name="P6">2010</text:p>
          </table:table-cell>
          <table:table-cell table:style-name="Tableau2.B1" office:value-type="string">
            <text:p text:style-name="Standard"><text:span text:style-name="T14">Développements libres</text:span></text:p>
            <table:table table:name="Table9" table:style-name="Table9">
              <table:table-column table:style-name="Table9.A"/>
              <table:table-row>
                <table:table-cell table:style-name="Table9.A1" office:value-type="string">
                  <text:p text:style-name="P2"><text:span text:style-name="T15">Titre: </text:span><text:span text:style-name="T12">Développement d'applications Mobile.</text:span></text:p>
                  <text:p text:style-name="P2">Environnement: <text:span text:style-name="T16">Android SDK</text:span><text:span text:style-name="T18">.</text:span></text:p>
                </table:table-cell>
              </table:table-row>
            </table:table>
            <text:p text:style-name="Standard"><text:s/></text:p>
          </table:table-cell>
        </table:table-row>
      </table:table>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p text:style-name="Standard">\section{Project MASH: Massive Set of Heuristics}\label{sec:intro}</text:p>
      <text:p text:style-name="Standard">\textbf{Cadre du project:}</text:p>
      <text:p text:style-name="Standard"></text:p>
      <text:p text:style-name="Standard">Le projet MASH cherche à améliorer la performance des techniques d'apprentissage automatique </text:p>
      <text:p text:style-name="Standard">et d'optimisation. L'objectif de ce projet est la création d'une plateforme </text:p>
      <text:p text:style-name="Standard">comportant un framework de développement, un centre d'expérimentation (simulateur 3D et simulateur </text:p>
      <text:p text:style-name="Standard">du bras robot), bras robot réel, documentation et ceci afin de faciliter un développement collaboratif entre plusieurs partenaires.</text:p>
      <text:p text:style-name="Standard"></text:p>
      <text:p text:style-name="Standard">L'idée est de résoudre des problèmes complexes de vision, classification et de planification</text:p>
      <text:p text:style-name="Standard">en implémentant des heuristiques, planificateurs et solveurs. </text:p>
      <text:p text:style-name="Standard"></text:p>
      <text:p text:style-name="Standard">\textbf{Solution logicielle: }</text:p>
      <text:p text:style-name="Standard">Développer des planificateurs basés sur les techniques d'apprentissage par renforcement et d'optimisation.</text:p>
      <text:p text:style-name="Standard"></text:p>
      <text:p text:style-name="Standard">\textbf{Résultats: }</text:p>
      <text:p text:style-name="Standard"></text:p>
      <text:p text:style-name="Standard">Premiers tests en environnement simulé (comparaisons entre différents planificateurs).</text:p>
      <text:p text:style-name="Standard">%--------------------------------------------------------------------------------------------</text:p>
      <text:p text:style-name="Standard"></text:p>
      <text:p text:style-name="Standard">\section{Project MCTS: Monte Carlo Tree Search}\label{sec:Mcts}</text:p>
      <text:p text:style-name="Standard">\subsection{Programme joueur de Go MoGo}</text:p>
      <text:p text:style-name="Standard"></text:p>
      <text:p text:style-name="Standard"></text:p>
      <text:p text:style-name="Standard">\textbf{Cadre du projet: }</text:p>
      <text:p text:style-name="Standard">Je me place dans un cadre de prise de décisions dans l'incertain. On suppose que l'environnement est entièrement observable</text:p>
      <text:p text:style-name="Standard">et à horizon fini.</text:p>
      <text:p text:style-name="Standard">Je m'intéresse, en particulier, à des problèmes dont le nombre d'états est extrêmement</text:p>
      <text:p text:style-name="Standard">grand pour être exploré de façon exhaustive (dans le Go 19x19 $2.10^{170}$ positions légales et un facteur de branchement de 280 coups en moyenne contre 30-40 pour les échecs).\\</text:p>
      <text:p text:style-name="Standard">Les méthodes classiques comme le Alpha-beta ou la programmation dynamique (problèmes de control optimal) sont dépassés par des récentes techniques basé sur le MCTS (Monte Carlo Tree Search).</text:p>
      <text:p text:style-name="Standard"></text:p>
      <text:p text:style-name="Standard"></text:p>
      <text:p text:style-name="Standard">\textbf{Solution logicielle: }</text:p>
      <text:p text:style-name="Standard">MCTS: Recherche arborescente par Monte-Carlo: Algorithme de prise de décision dans l'incertain (algorithme apparu en 2006) </text:p>
      <text:p text:style-name="Standard">La politique de recherche est guidée par un compromis entre exploration/exploitation pour développer un arbre fortement </text:p>
      <text:p text:style-name="Standard">déséquilibré vers la solution optimale.</text:p>
      <text:p text:style-name="Standard"></text:p>
      <text:p text:style-name="Standard"><text:soft-page-break/>La méthode adoptée présente les avantages suivants:</text:p>
      <text:p text:style-name="Standard">\begin{itemize}</text:p>
      <text:p text:style-name="Standard"></text:p>
      <text:p text:style-name="Standard">\item Anytime: selon le budget en temps-CPU dont on dispose, on peut arrêter </text:p>
      <text:p text:style-name="Standard">la méthode quand on veut avec une garantie de solution relativement optimale. </text:p>
      <text:p text:style-name="Standard">\item Peut faire face à une forte explosion combinatoire.</text:p>
      <text:p text:style-name="Standard">\item Peu sensible à l'absence de fonction d'évaluation.</text:p>
      <text:p text:style-name="Standard">\item Passe à l'échelle (plus performant dans les problèmes de grande dimension).</text:p>
      <text:p text:style-name="Standard"></text:p>
      <text:p text:style-name="Standard">\end{itemize}</text:p>
      <text:p text:style-name="Standard"></text:p>
      <text:p text:style-name="Standard">\textbf{Réalisations: }</text:p>
      <text:p text:style-name="Standard">Plusieurs records pour MoGo (champion dans plusieurs compétitions internationales).\\</text:p>
      <text:p text:style-name="Standard">Logiciel codé en C/C++, protocole de communication pour le serveur de jeu en Java.</text:p>
      <text:p text:style-name="Standard">Valorisation de la méthode auprès des industriels, participation à des évènements grand public (workshops, AFIA, ROADEF, sciences en fêtes).</text:p>
      <text:p text:style-name="Standard"></text:p>
      <text:p text:style-name="Standard"></text:p>
      <text:p text:style-name="Standard">\subsection{Optimisation de la gestion de production électrique}</text:p>
      <text:p text:style-name="Standard"></text:p>
      <text:p text:style-name="Standard">\textbf{Contexte: }</text:p>
      <text:p text:style-name="Standard">L'état de l'art des politiques pour la planification de la gestion de la production de l'énergie, ne fait que approximer le problème (programmation linéaire sur un ensemble fini de scénarios ou la programmation dynamique sur le même problème mais approché). </text:p>
      <text:p text:style-name="Standard">MCTS (Monte-Carlo Tree Search) apparait comme un bon candidat pour converger à une solution exacte à ces problèmes. </text:p>
      <text:p text:style-name="Standard">Application à la gestion de production électrique: installation hydroélectrique.</text:p>
      <text:p text:style-name="Standard"></text:p>
      <text:p text:style-name="Standard">\textbf{Solution logicielle: }</text:p>
      <text:p text:style-name="Standard">Publication de 2 articles décrivant la technique utilisée et sa performance en la comparant aux techniques actuelles. (planificateur codé en C++, expérimentations sur grille de calcul sous environnement linux).</text:p>
      <text:p text:style-name="Standard">%---------------------------------------------------------------------------------------------------</text:p>
      <text:p text:style-name="Standard">\section{Mission à Taiwan}</text:p>
      <text:p text:style-name="Standard">\textbf{Cadre: }</text:p>
      <text:p text:style-name="Standard">Il s'agit d'extraire les règles pour l'intelligence du logiciel MoGo auprès des experts (professionnels de Go Taiwanais). </text:p>
      <text:p text:style-name="Standard">Dans une seconde étape, construire une base de règles pour les ouvertures dans le cadre du jeu de Go (initialisation de l'algorithme). </text:p>
      <text:p text:style-name="Standard">Enfin, tester l'implémentation (plan d'expériences sur grille de calcul) et la valider auprès du client final (ici professionnels de Go). </text:p>
      <text:p text:style-name="Standard"></text:p>
      <text:p text:style-name="Standard"></text:p>
      <text:p text:style-name="Standard">\textbf{Solution logicielle: }</text:p>
      <text:p text:style-name="Standard">Développement et intégration d'un module au sein du logiciel MoGo.</text:p>
      <text:p text:style-name="Standard"></text:p>
      <text:p text:style-name="Standard">\textbf{Réalisations: }</text:p>
      <text:p text:style-name="Standard">Quasi-résolution du jeu dans le format 9x9 (reste toujours un challenge pour la communauté d'IA)</text:p>
      <text:p text:style-name="Standard">et résolution du format 7x7 (Matches contre des Top Pros).</text:p>
      <text:p text:style-name="Standard">Règles expertes codées en C, Octave.</text:p>
      <text:p text:style-name="Standard">%---------------------------------------------------------------------------------------------------</text:p>
      <text:p text:style-name="Standard"></text:p>
      <text:p text:style-name="Standard">\section{Thèse de Master}</text:p>
      <text:p text:style-name="Standard"></text:p>
      <text:p text:style-name="Standard"><text:soft-page-break/>\textbf{Cadre: }</text:p>
      <text:p text:style-name="Standard">Le model-checking est une technique de vérification qui présente beaucoup</text:p>
      <text:p text:style-name="Standard">d'avantages par rapport à d'autres méthodes d'être exhaustive et automatique.</text:p>
      <text:p text:style-name="Standard">Cependant, elle souffre du problème de l'explosion combinatoire du nombre d'états</text:p>
      <text:p text:style-name="Standard">des modèles à explorer. \\</text:p>
      <text:p text:style-name="Standard">Thèmes: vérification formelle, model-checking, SAT solving, logique temporelle.</text:p>
      <text:p text:style-name="Standard"></text:p>
      <text:p text:style-name="Standard">\textbf{Solution logicielle: }</text:p>
      <text:p text:style-name="Standard">Tirer profit de la nature compositionelle des grands systèmes pour les vérifier </text:p>
      <text:p text:style-name="Standard">de façon incrémentale, ici l'approche est basée sur la technique d'abstraction de composants.</text:p>
      <text:p text:style-name="Standard"></text:p>
      <text:p text:style-name="Standard">\textbf{Réalisations: }</text:p>
      <text:p text:style-name="Standard">Framework pour le model-checking avec la génération de contre exemple pour émettre le verdict sur la </text:p>
      <text:p text:style-name="Standard">spécification matérielle et guider le raffinement (utilisant le contre-example).</text:p>
      <text:p text:style-name="Standard">Codé en C et interfaçage avec la librairie de model-checking VIS.</text:p>
      <text:p text:style-name="Standard">%--------------------------------------------------------------------------------------------------</text:p>
      <text:p text:style-name="Standard"></text:p>
      <text:p text:style-name="Standard">\section{Thèse de Maîtrise}</text:p>
      <text:p text:style-name="Standard"></text:p>
      <text:p text:style-name="Standard">\textbf{Cadre: }</text:p>
      <text:p text:style-name="Standard">Tutorat automatique (répondre automatiquement et correctement aux questions des apprenant)</text:p>
      <text:p text:style-name="Standard">Titre: Système de gestion de e-learning : approche basée sur les metadonnées formelles pour l'aide à l'apprentissage en ligne. \\</text:p>
      <text:p text:style-name="Standard">Thèmes: intelligence artificielle , apprentissage, méta-données, web sémantique.</text:p>
      <text:p text:style-name="Standard"></text:p>
      <text:p text:style-name="Standard">\textbf{Solution logicielle: }</text:p>
      <text:p text:style-name="Standard">L'approche choisie utilise la technique de raisonnement à base de cas, enrichie avec les méta-données pour l'aide à </text:p>
      <text:p text:style-name="Standard">l'apprentissage en ligne.</text:p>
      <text:p text:style-name="Standard"></text:p>
      <text:p text:style-name="Standard">\textbf{Réalisations: }</text:p>
      <text:p text:style-name="Standard">Développement du module d'apprentissage en Php et son intégration à la plateforme d'apprentissage en ligne Moodle.</text:p>
      <text:p text:style-name="Standard">Base de conaissances écrite en MySql.</text:p>
      <text:p text:style-name="Standard">%--------------------------------------------------------------------------------------------------</text:p>
      <text:p text:style-name="Standard"></text:p>
      <text:p text:style-name="Standard">\section{Assistant stagiaire}</text:p>
      <text:p text:style-name="Standard"></text:p>
      <text:p text:style-name="Standard">\textbf{Mission: }</text:p>
      <text:p text:style-name="Standard">Ma tâche est de concevoir et implémenter une application de gestion du centre de formation <text:s/>de la Société Tunisienne des Industries de Raffinage (inscription des stagiaires, disponibilité des formateurs, organiser des expositions d'appareillage...).</text:p>
      <text:p text:style-name="Standard"></text:p>
      <text:p text:style-name="Standard">\textbf{Solution logicielle: }</text:p>
      <text:p text:style-name="Standard">Application de gestion de base de données développée sous Oracle.</text:p>
      <text:p text:style-name="Standard"></text:p>
      <text:p text:style-name="Standard">\textbf{Résultats: }</text:p>
      <text:p text:style-name="Standard">Minimiser les délais d'attente des réponses pour les stagiaires, une organisation robuste </text:p>
      <text:p text:style-name="Standard">et le bon déroulement de la formation.</text:p>
      <text:p text:style-name="Standard"></text:p>
      <text:p text:style-name="Standard">%--------------------------------------------------------------------------------------------------</text:p>
      <text:p text:style-name="Standard"></text:p>
      <text:p text:style-name="Standard">\section{Formateur informatique}</text:p>
      <text:p text:style-name="Standard"><text:soft-page-break/>\textbf{Mission: }</text:p>
      <text:p text:style-name="Standard">Initiation au langage C.</text:p>
      <text:p text:style-name="Standard">%--------------------------------------------------------------------------------------------------</text:p>
      <text:p text:style-name="Standard"></text:p>
      <text:p text:style-name="Standard">\section{Développements libres}</text:p>
      <text:p text:style-name="Standard"></text:p>
      <text:p text:style-name="Standard">\begin{itemize}</text:p>
      <text:p text:style-name="Standard">\item MoGoDroid: Application de Go pour la plateforme Android. \\</text:p>
      <text:p text:style-name="Standard">Moteur en C++, Interface utilisateur en Java et la communication utilisant <text:s/>JNI (en cours).\\</text:p>
      <text:p text:style-name="Standard">\item ATM: Simulateur d'un distributeur automatique de banque (modélisation avec UML et codé en C++).</text:p>
      <text:p text:style-name="Standard">\end{itemiz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pitch="fixed"/>
    <style:font-face style:name="LMTypewriterVarWd10" svg:font-family="LMTypewriterVarWd10" style:font-family-generic="modern" style:font-pitch="variable"/>
    <style:font-face style:name="Bitstream Charter" svg:font-family="'Bitstream Charter'"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Réussite" style:family="paragraph" style:parent-style-name="Text_20_body">
      <style:paragraph-properties fo:margin-left="0.432cm" fo:margin-right="0.432cm" fo:margin-top="0cm" fo:margin-bottom="0.106cm" fo:text-indent="-0.432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508cm" fo:margin-bottom="2cm" fo:margin-left="1.757cm" fo:margin-right="1.34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assen DOGHMEN</meta:initial-creator>
    <meta:creation-date>2011-10-03T08:44:29</meta:creation-date>
    <meta:document-statistic meta:table-count="10" meta:image-count="0" meta:object-count="0" meta:page-count="5" meta:paragraph-count="192" meta:word-count="1196" meta:character-count="9675"/>
    <dc:date>2011-10-03T10:06:29</dc:date>
    <dc:creator>hassen DOGHMEN</dc:creator>
    <meta:editing-duration>PT00H13M44S</meta:editing-duration>
    <meta:editing-cycles>1</meta:editing-cycles>
    <meta:generator>OpenOffice.org/3.0$Linux OpenOffice.org_project/300m15$Build-9379</meta:generator>
    <meta:user-defined meta:name="Info 1"/>
    <meta:user-defined meta:name="Info 2"/>
    <meta:user-defined meta:name="Info 3"/>
    <meta:user-defined meta:name="Info 4"/>
  </office:meta>
</office:document-meta>
</file>